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11_12-58-3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10937 E-139-34-49.6545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1_16-20-49_000.jpg</text:p>
          </table:table-cell>
          <table:table-cell table:style-name="ce4" office:value-type="string">
            <text:p>:m #*# / math / topic=~, about=零因子になる行列、回転演算子として、どんな回転を作るか,other=q+:単位行列以外に、変更を生じない行列。その特徴は何か,id=HH6A / N+</text:p>
          </table:table-cell>
          <table:table-cell table:style-name="ce19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8" table:formula="of:=IF([.E3]=&quot;&quot;;[.C3];CONCATENATE([.C3];&quot; / &quot;;[.E3]))" office:value-type="string" office:string-value=":m #*# / math / topic=~, about=零因子になる行列、回転演算子として、どんな回転を作るか,other=q+:単位行列以外に、変更を生じない行列。その特徴は何か,id=HH6A / N+">
            <text:p>:m #*# / math / topic=~, about=零因子になる行列、回転演算子として、どんな回転を作るか,other=q+:単位行列以外に、変更を生じない行列。その特徴は何か,id=HH6A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11_20-57-14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1_23-23-06_000.jpg</text:p>
          </table:table-cell>
          <table:table-cell table:style-name="ce4" office:value-type="string">
            <text:p>:m RES 1*1 / free# JVEMV6 68#_91:1 / 68. theoretical-physics(tp) / w=~,topics=１次独立,other=q+:open:あるベクトルm-&gt;が０であり、かつ、要素ベクトルの係数のうち、０ではないものがある場合。m-&gt;の式は、どんな構成か,s=~,i=~,doc=r-5-2~11#3.1</text:p>
          </table:table-cell>
          <table:table-cell table:style-name="ce19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8" table:formula="of:=IF([.E5]=&quot;&quot;;[.C5];CONCATENATE([.C5];&quot; / &quot;;[.E5]))" office:value-type="string" office:string-value=":m RES 1*1 / free# JVEMV6 68#_91:1 / 68. theoretical-physics(tp) / w=~,topics=１次独立,other=q+:open:あるベクトルm-&gt;が０であり、かつ、要素ベクトルの係数のうち、０ではないものがある場合。m-&gt;の式は、どんな構成か,s=~,i=~,doc=r-5-2~11#3.1">
            <text:p>:m RES 1*1 / free# JVEMV6 68#_91:1 / 68. theoretical-physics(tp) / w=~,topics=１次独立,other=q+:open:あるベクトルm-&gt;が０であり、かつ、要素ベクトルの係数のうち、０ではないものがある場合。m-&gt;の式は、どんな構成か,s=~,i=~,doc=r-5-2~11#3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12_00-58-47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12_00-58-57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38" table:formula="of:=IF([.E7]=&quot;&quot;;[.C7];CONCATENATE([.C7];&quot; / &quot;;[.E7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12_08-00-05_000.jpg</text:p>
          </table:table-cell>
          <table:table-cell table:style-name="ce4" office:value-type="string">
            <text:p>:m #*# / math / topic=１次独立, about=構成ベクトルの、係数。k*a-&gt;≠0のとき、m-&gt;が尚も０であるための条件, other=~,id=U3HH / N+</text:p>
          </table:table-cell>
          <table:table-cell table:style-name="ce19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8" table:formula="of:=IF([.E8]=&quot;&quot;;[.C8];CONCATENATE([.C8];&quot; / &quot;;[.E8]))" office:value-type="string" office:string-value=":m #*# / math / topic=１次独立, about=構成ベクトルの、係数。k*a-&gt;≠0のとき、m-&gt;が尚も０であるための条件, other=~,id=U3HH / N+">
            <text:p>:m #*# / math / topic=１次独立, about=構成ベクトルの、係数。k*a-&gt;≠0のとき、m-&gt;が尚も０であるための条件, other=~,id=U3HH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12_08-00-32_000.jpg</text:p>
          </table:table-cell>
          <table:table-cell table:style-name="ce4" office:value-type="string">
            <text:p>:tome/ (lang=ja) / topic=数学に関する調べ物について / content=自分で作った`Q+`の設問たち。それらに答えて、体系として整理する。他に道はない。「退屈」から抜け出るには。</text:p>
          </table:table-cell>
          <table:table-cell table:style-name="ce19"/>
          <table:table-cell table:style-name="ce4"/>
          <table:table-cell table:style-name="ce4" office:value-type="string">
            <text:p>N-35-35-28.546142 E-139-34-49.544677</text:p>
          </table:table-cell>
          <table:table-cell table:style-name="ce38" table:formula="of:=IF([.E9]=&quot;&quot;;[.C9];CONCATENATE([.C9];&quot; / &quot;;[.E9]))" office:value-type="string" office:string-value=":tome/ (lang=ja) / topic=数学に関する調べ物について / content=自分で作った`Q+`の設問たち。それらに答えて、体系として整理する。他に道はない。「退屈」から抜け出るには。">
            <text:p>:tome/ (lang=ja) / topic=数学に関する調べ物について / content=自分で作った`Q+`の設問たち。それらに答えて、体系として整理する。他に道はない。「退屈」から抜け出るには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1_18-40-17_000.mp4</text:p>
          </table:table-cell>
          <table:table-cell table:style-name="ce4" office:value-type="string">
            <text:p>:VIDEO / @自室 / 記録 / jap.flute / 演奏、play / 2021-09-11_18-40-17_000.mp4 / todays-melody,genr=~,for=~,key=~,tempo=~,R=1,i.f.=~,memo=~,elements=~,notes=,Re+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VIDEO / @自室 / 記録 / jap.flute / 演奏、play / 2021-09-11_18-40-17_000.mp4 / todays-melody,genr=~,for=~,key=~,tempo=~,R=1,i.f.=~,memo=~,elements=~,notes=,Re+">
            <text:p>:VIDEO / @自室 / 記録 / jap.flute / 演奏、play / 2021-09-11_18-40-17_000.mp4 / todays-melody,genr=~,for=~,key=~,tempo=~,R=1,i.f.=~,memo=~,elements=~,notes=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2021-09-11_18-43-55_000.mp4</text:p>
          </table:table-cell>
          <table:table-cell table:style-name="ce4" office:value-type="string">
            <text:p>:VIDEO / @自室 / 記録 / jap.flute / 演奏、play / 2021-09-11_18-43-55_000.mp4 / todays-melody,genr=~,for=~,key=~,tempo=~,R=2,i.f.=~,memo=~,elements=~,notes=,Re+,other=`ジュピター`のメロディーに似ている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jap.flute / 演奏、play / 2021-09-11_18-43-55_000.mp4 / todays-melody,genr=~,for=~,key=~,tempo=~,R=2,i.f.=~,memo=~,elements=~,notes=,Re+,other=`ジュピター`のメロディーに似ている">
            <text:p>:VIDEO / @自室 / 記録 / jap.flute / 演奏、play / 2021-09-11_18-43-55_000.mp4 / todays-melody,genr=~,for=~,key=~,tempo=~,R=2,i.f.=~,memo=~,elements=~,notes=,Re+,other=`ジュピター`のメロディーに似てい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Default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table:number-columns-repeated="2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table:number-columns-repeated="2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2">2021/09/12</text:date>, <text:time>09:2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2T09:23:19.70</dc:date>
    <dc:creator>iwabuchi ken</dc:creator>
    <meta:editing-duration>P36DT17H51M13S</meta:editing-duration>
    <meta:editing-cycles>13319</meta:editing-cycles>
    <meta:document-statistic meta:table-count="1" meta:cell-count="427" meta:object-count="0"/>
  </office:meta>
</office:document-meta>
</file>